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100000253000003499A1E3A70.png" manifest:media-type=""/>
  <manifest:file-entry manifest:full-path="Pictures/10009CC300005208000074048246617F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5.19999980926514pt" style:font-size-asian="5.19999980926514pt" style:font-size-complex="5.19999980926514pt"/>
    </style:style>
    <style:style style:name="P2" style:family="paragraph">
      <style:paragraph-properties fo:text-align="center"/>
    </style:style>
    <style:style style:name="T1" style:family="text">
      <style:text-properties fo:font-size="5.19999980926514pt" style:font-size-asian="5.19999980926514pt" style:font-size-complex="5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text" draw:text-style-name="P1" draw:layer="layout" svg:width="0.8cm" svg:height="0.615cm" svg:x="2.4cm" svg:y="2.385cm">
          <draw:text-box>
            <text:p text:style-name="P1"><text:span text:style-name="T1">&amp;</text:span></text:p>
          </draw:text-box>
        </draw:frame>
        <draw:frame draw:style-name="text" draw:text-style-name="P1" draw:layer="layout" svg:width="1.8cm" svg:height="0.615cm" svg:x="1.2cm" svg:y="1.5cm">
          <draw:text-box>
            <text:p text:style-name="P1"><text:span text:style-name="T1">1234567890+qwert</text:span></text:p>
          </draw:text-box>
        </draw:frame>
        <draw:frame draw:style-name="gr1" draw:text-style-name="P2" draw:layer="layout" svg:width="18.999cm" svg:height="26.87cm" svg:x="-8.388cm" svg:y="-10.111cm">
          <draw:image xlink:href="Pictures/1000020100000253000003499A1E3A70.png" xlink:type="simple" xlink:show="embed" xlink:actuate="onLoad"/>
          <draw:image xlink:href="Pictures/10009CC300005208000074048246617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Opus Std'" style:font-style-name="Regular" style:font-family-generic="modern" style:font-pitch="variable" style:font-charset="x-symbol" fo:font-size="5.09999990463257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Opus Std'" style:font-style-name="Regular" style:font-family-generic="modern" style:font-pitch="variable" style:font-charset="x-symbol" fo:font-size="5.09999990463257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4T09:53:03.41</meta:creation-date>
    <dc:date>2013-07-25T10:46:25.40</dc:date>
    <meta:editing-duration>PT7S</meta:editing-duration>
    <meta:editing-cycles>1</meta:editing-cycles>
    <meta:document-statistic meta:object-count="3"/>
    <meta:generator>LibreOffice/4.0.1.2$Windows_x86 LibreOffice_project/84102822e3d61eb989ddd325abf1ac077904985</meta:generator>
  </office:meta>
</office:document-meta>
</file>